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ListObserver.observe( List elementList , String category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ListObserver.isObserva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ListObserver.addObserver( Observer ob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ListObserver.removeObserver( Observer obser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